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efaultDraftOrd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Gls</text:p>
          </table:table-cell>
          <table:table-cell table:style-name="Default" office:value-type="string" calcext:value-type="string">
            <text:p>Gls / Gm</text:p>
          </table:table-cell>
          <table:table-cell table:style-name="Default" office:value-type="string" calcext:value-type="string">
            <text:p>IDX</text:p>
          </table:table-cell>
          <table:table-cell/>
          <table:table-cell table:style-name="ce1"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Gls</text:p>
          </table:table-cell>
          <table:table-cell table:style-name="Default" office:value-type="string" calcext:value-type="string">
            <text:p>Gls / Gm</text:p>
          </table:table-cell>
          <table:table-cell table:style-name="Default" office:value-type="string" calcext:value-type="string">
            <text:p>ID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y McKay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.05263157894737" calcext:value-type="float">
            <text:p>3.05</text:p>
          </table:table-cell>
          <table:table-cell office:value-type="float" office:value="86.1578947368421" calcext:value-type="float">
            <text:p>86.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Jason Johannisen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0</text:p>
          </table:table-cell>
          <table:table-cell office:value-type="float" office:value="38.2" calcext:value-type="float">
            <text:p>38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nce Franklin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.83333333333333" calcext:value-type="float">
            <text:p>2.83</text:p>
          </table:table-cell>
          <table:table-cell office:value-type="float" office:value="80.3333333333333" calcext:value-type="float">
            <text:p>80.3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Alex Neal-Bullen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0</text:p>
          </table:table-cell>
          <table:table-cell office:value-type="float" office:value="38.2" calcext:value-type="float">
            <text:p>38.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 Hawkins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.48" calcext:value-type="float">
            <text:p>2.48</text:p>
          </table:table-cell>
          <table:table-cell office:value-type="float" office:value="79.56" calcext:value-type="float">
            <text:p>79.5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Callan Ward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3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ylor Walker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.82352941176471" calcext:value-type="float">
            <text:p>2.82</text:p>
          </table:table-cell>
          <table:table-cell office:value-type="float" office:value="79.1176470588235" calcext:value-type="float">
            <text:p>79.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Isaac Smith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3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yley Fritsch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.45833333333333" calcext:value-type="float">
            <text:p>2.46</text:p>
          </table:table-cell>
          <table:table-cell office:value-type="float" office:value="78.0833333333333" calcext:value-type="float">
            <text:p>78.0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Hugh McCluggag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3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ie Cameron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.29166666666667" calcext:value-type="float">
            <text:p>2.29</text:p>
          </table:table-cell>
          <table:table-cell office:value-type="float" office:value="74.4166666666667" calcext:value-type="float">
            <text:p>74.4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Jack Petruccell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941176470588235" calcext:value-type="float">
            <text:p>0.94</text:p>
          </table:table-cell>
          <table:table-cell office:value-type="float" office:value="37.7058823529412" calcext:value-type="float">
            <text:p>37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ck Riewoldt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.31818181818182" calcext:value-type="float">
            <text:p>2.32</text:p>
          </table:table-cell>
          <table:table-cell office:value-type="float" office:value="73" calcext:value-type="float">
            <text:p>73.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von Smit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0</text:p>
          </table:table-cell>
          <table:table-cell office:value-type="float" office:value="37.6" calcext:value-type="float">
            <text:p>37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by Greene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.50</text:p>
          </table:table-cell>
          <table:table-cell office:value-type="float" office:value="73" calcext:value-type="float">
            <text:p>73.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Izak Rankin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37.5555555555556" calcext:value-type="float">
            <text:p>37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sh Bruce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.40</text:p>
          </table:table-cell>
          <table:table-cell office:value-type="float" office:value="72.8" calcext:value-type="float">
            <text:p>72.8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Luke Parker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37.3478260869565" calcext:value-type="float">
            <text:p>37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remy Cameron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.60</text:p>
          </table:table-cell>
          <table:table-cell office:value-type="float" office:value="72.2" calcext:value-type="float">
            <text:p>72.2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Tom Liberator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.56" calcext:value-type="float">
            <text:p>0.56</text:p>
          </table:table-cell>
          <table:table-cell office:value-type="float" office:value="37.32" calcext:value-type="float">
            <text:p>37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 King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.13636363636364" calcext:value-type="float">
            <text:p>2.14</text:p>
          </table:table-cell>
          <table:table-cell office:value-type="float" office:value="69" calcext:value-type="float">
            <text:p>69.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avid Mundy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.681818181818182" calcext:value-type="float">
            <text:p>0.68</text:p>
          </table:table-cell>
          <table:table-cell office:value-type="float" office:value="37" calcext:value-type="float">
            <text:p>37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h Kennedy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.27777777777778" calcext:value-type="float">
            <text:p>2.28</text:p>
          </table:table-cell>
          <table:table-cell office:value-type="float" office:value="68.1111111111111" calcext:value-type="float">
            <text:p>68.1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Travis Colyer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.681818181818182" calcext:value-type="float">
            <text:p>0.68</text:p>
          </table:table-cell>
          <table:table-cell office:value-type="float" office:value="37" calcext:value-type="float">
            <text:p>37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rlie Dixon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.00</text:p>
          </table:table-cell>
          <table:table-cell office:value-type="float" office:value="68" calcext:value-type="float">
            <text:p>68.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Brad Clos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.681818181818182" calcext:value-type="float">
            <text:p>0.68</text:p>
          </table:table-cell>
          <table:table-cell office:value-type="float" office:value="37" calcext:value-type="float">
            <text:p>37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tthew Taberner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3125" calcext:value-type="float">
            <text:p>2.31</text:p>
          </table:table-cell>
          <table:table-cell office:value-type="float" office:value="66.875" calcext:value-type="float">
            <text:p>66.8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James Row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36.3684210526316" calcext:value-type="float">
            <text:p>36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ke Stringer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.15789473684211" calcext:value-type="float">
            <text:p>2.16</text:p>
          </table:table-cell>
          <table:table-cell office:value-type="float" office:value="66.4736842105263" calcext:value-type="float">
            <text:p>66.4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Ed Langdon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.541666666666667" calcext:value-type="float">
            <text:p>0.54</text:p>
          </table:table-cell>
          <table:table-cell office:value-type="float" office:value="35.9166666666667" calcext:value-type="float">
            <text:p>35.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aron Naughton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88" calcext:value-type="float">
            <text:p>1.88</text:p>
          </table:table-cell>
          <table:table-cell office:value-type="float" office:value="66.36" calcext:value-type="float">
            <text:p>66.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Tim Taranto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.541666666666667" calcext:value-type="float">
            <text:p>0.54</text:p>
          </table:table-cell>
          <table:table-cell office:value-type="float" office:value="35.9166666666667" calcext:value-type="float">
            <text:p>35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e Daniher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.91666666666667" calcext:value-type="float">
            <text:p>1.92</text:p>
          </table:table-cell>
          <table:table-cell office:value-type="float" office:value="66.1666666666667" calcext:value-type="float">
            <text:p>66.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Michael Walter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8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m Papley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.8695652173913" calcext:value-type="float">
            <text:p>1.87</text:p>
          </table:table-cell>
          <table:table-cell office:value-type="float" office:value="64.1304347826087" calcext:value-type="float">
            <text:p>64.1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Mitch Hann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35.1176470588235" calcext:value-type="float">
            <text:p>35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ck Darling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.90909090909091" calcext:value-type="float">
            <text:p>1.91</text:p>
          </table:table-cell>
          <table:table-cell office:value-type="float" office:value="64" calcext:value-type="float">
            <text:p>64.0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Bobby Hil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35.1176470588235" calcext:value-type="float">
            <text:p>35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ck Larkey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.90909090909091" calcext:value-type="float">
            <text:p>1.91</text:p>
          </table:table-cell>
          <table:table-cell office:value-type="float" office:value="64" calcext:value-type="float">
            <text:p>64.0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Jack Billings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35.1111111111111" calcext:value-type="float">
            <text:p>35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x King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.90</text:p>
          </table:table-cell>
          <table:table-cell office:value-type="float" office:value="61.8" calcext:value-type="float">
            <text:p>61.8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Errol Gulde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35.1111111111111" calcext:value-type="float">
            <text:p>35.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om Lynch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.94444444444444" calcext:value-type="float">
            <text:p>1.94</text:p>
          </table:table-cell>
          <table:table-cell office:value-type="float" office:value="60.7777777777778" calcext:value-type="float">
            <text:p>60.7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Jack Steel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.590909090909091" calcext:value-type="float">
            <text:p>0.59</text:p>
          </table:table-cell>
          <table:table-cell office:value-type="float" office:value="35" calcext:value-type="float">
            <text:p>35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ysaiah Pickett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60.2" calcext:value-type="float">
            <text:p>60.2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Tom Phillip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.590909090909091" calcext:value-type="float">
            <text:p>0.59</text:p>
          </table:table-cell>
          <table:table-cell office:value-type="float" office:value="35" calcext:value-type="float">
            <text:p>35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aac Heeney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.71428571428571" calcext:value-type="float">
            <text:p>1.71</text:p>
          </table:table-cell>
          <table:table-cell office:value-type="float" office:value="58.7142857142857" calcext:value-type="float">
            <text:p>58.7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layton Oliver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34.68" calcext:value-type="float">
            <text:p>34.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le Hooker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.83333333333333" calcext:value-type="float">
            <text:p>1.83</text:p>
          </table:table-cell>
          <table:table-cell office:value-type="float" office:value="58.3333333333333" calcext:value-type="float">
            <text:p>58.3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Sam Menegola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34.4782608695652" calcext:value-type="float">
            <text:p>34.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esse Hoga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.22222222222222" calcext:value-type="float">
            <text:p>2.22</text:p>
          </table:table-cell>
          <table:table-cell office:value-type="float" office:value="57.8888888888889" calcext:value-type="float">
            <text:p>57.8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Jake Waterma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928571428571429" calcext:value-type="float">
            <text:p>0.93</text:p>
          </table:table-cell>
          <table:table-cell office:value-type="float" office:value="34.4285714285714" calcext:value-type="float">
            <text:p>34.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thony McDonald-Tipungwuti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0</text:p>
          </table:table-cell>
          <table:table-cell office:value-type="float" office:value="57.4" calcext:value-type="float">
            <text:p>57.4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Will Hoskin-Elliott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34.3" calcext:value-type="float">
            <text:p>34.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ke Breust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.73684210526316" calcext:value-type="float">
            <text:p>1.74</text:p>
          </table:table-cell>
          <table:table-cell office:value-type="float" office:value="57.2105263157895" calcext:value-type="float">
            <text:p>57.2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atrick Cripp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34.3" calcext:value-type="float">
            <text:p>34.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coln McCarthy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0</text:p>
          </table:table-cell>
          <table:table-cell office:value-type="float" office:value="57" calcext:value-type="float">
            <text:p>57.0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Zach Sproul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0</text:p>
          </table:table-cell>
          <table:table-cell office:value-type="float" office:value="34.2" calcext:value-type="float">
            <text:p>34.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rrison Himmelberg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0</text:p>
          </table:table-cell>
          <table:table-cell office:value-type="float" office:value="57" calcext:value-type="float">
            <text:p>57.0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Karl Amo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.458333333333333" calcext:value-type="float">
            <text:p>0.46</text:p>
          </table:table-cell>
          <table:table-cell office:value-type="float" office:value="34.0833333333333" calcext:value-type="float">
            <text:p>34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im Membrey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.61904761904762" calcext:value-type="float">
            <text:p>1.62</text:p>
          </table:table-cell>
          <table:table-cell office:value-type="float" office:value="56.6190476190476" calcext:value-type="float">
            <text:p>56.6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osh Treac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34.0666666666667" calcext:value-type="float">
            <text:p>34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ody Mihocek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.61904761904762" calcext:value-type="float">
            <text:p>1.62</text:p>
          </table:table-cell>
          <table:table-cell office:value-type="float" office:value="56.6190476190476" calcext:value-type="float">
            <text:p>56.6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Steven Motlop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684210526315789" calcext:value-type="float">
            <text:p>0.68</text:p>
          </table:table-cell>
          <table:table-cell office:value-type="float" office:value="34.0526315789474" calcext:value-type="float">
            <text:p>34.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azio Fantasia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.86666666666667" calcext:value-type="float">
            <text:p>1.87</text:p>
          </table:table-cell>
          <table:table-cell office:value-type="float" office:value="56.0666666666667" calcext:value-type="float">
            <text:p>56.0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Ben McEvoy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mie Elliott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.92307692307692" calcext:value-type="float">
            <text:p>1.92</text:p>
          </table:table-cell>
          <table:table-cell office:value-type="float" office:value="55.3076923076923" calcext:value-type="float">
            <text:p>55.3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odd Goldstein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n Brown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.92307692307692" calcext:value-type="float">
            <text:p>1.92</text:p>
          </table:table-cell>
          <table:table-cell office:value-type="float" office:value="55.3076923076923" calcext:value-type="float">
            <text:p>55.3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aul Seedsman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om McDonald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.43478260869565" calcext:value-type="float">
            <text:p>1.43</text:p>
          </table:table-cell>
          <table:table-cell office:value-type="float" office:value="54.5652173913043" calcext:value-type="float">
            <text:p>54.5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Ben Keay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ry Rohan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.52380952380952" calcext:value-type="float">
            <text:p>1.52</text:p>
          </table:table-cell>
          <table:table-cell office:value-type="float" office:value="54.5238095238095" calcext:value-type="float">
            <text:p>54.5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Sam Walsh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tch Georgiades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.52380952380952" calcext:value-type="float">
            <text:p>1.52</text:p>
          </table:table-cell>
          <table:table-cell office:value-type="float" office:value="54.5238095238095" calcext:value-type="float">
            <text:p>54.5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Adam Treloar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33.8235294117647" calcext:value-type="float">
            <text:p>33.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meron Zurhaar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.55" calcext:value-type="float">
            <text:p>1.55</text:p>
          </table:table-cell>
          <table:table-cell office:value-type="float" office:value="54.1" calcext:value-type="float">
            <text:p>54.1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Kyle Langford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33.8235294117647" calcext:value-type="float">
            <text:p>33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c Bailey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.29166666666667" calcext:value-type="float">
            <text:p>1.29</text:p>
          </table:table-cell>
          <table:table-cell office:value-type="float" office:value="52.4166666666667" calcext:value-type="float">
            <text:p>52.4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Peter Ladham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33.8235294117647" calcext:value-type="float">
            <text:p>33.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us Bontempelli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.19230769230769" calcext:value-type="float">
            <text:p>1.19</text:p>
          </table:table-cell>
          <table:table-cell office:value-type="float" office:value="52.2307692307692" calcext:value-type="float">
            <text:p>52.2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Lachie Hunter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0</text:p>
          </table:table-cell>
          <table:table-cell office:value-type="float" office:value="33.8" calcext:value-type="float">
            <text:p>33.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eremy Finlayso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.76923076923077" calcext:value-type="float">
            <text:p>1.77</text:p>
          </table:table-cell>
          <table:table-cell office:value-type="float" office:value="51.9230769230769" calcext:value-type="float">
            <text:p>51.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Sean Darcy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33.5714285714286" calcext:value-type="float">
            <text:p>33.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ric Hipwood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3</text:p>
          </table:table-cell>
          <table:table-cell office:value-type="float" office:value="51.75" calcext:value-type="float">
            <text:p>51.7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osh Thoma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0</text:p>
          </table:table-cell>
          <table:table-cell office:value-type="float" office:value="33.2" calcext:value-type="float">
            <text:p>33.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dy Weightman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3</text:p>
          </table:table-cell>
          <table:table-cell office:value-type="float" office:value="51.75" calcext:value-type="float">
            <text:p>51.7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Brodie Grundy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0</text:p>
          </table:table-cell>
          <table:table-cell office:value-type="float" office:value="33.2" calcext:value-type="float">
            <text:p>33.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iam Ryan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.71428571428571" calcext:value-type="float">
            <text:p>1.71</text:p>
          </table:table-cell>
          <table:table-cell office:value-type="float" office:value="51.7142857142857" calcext:value-type="float">
            <text:p>51.7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Will Snelling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0</text:p>
          </table:table-cell>
          <table:table-cell office:value-type="float" office:value="33.2" calcext:value-type="float">
            <text:p>33.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ane McAdam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51.6666666666667" calcext:value-type="float">
            <text:p>51.6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Jarryd Lyons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33.1666666666667" calcext:value-type="float">
            <text:p>33.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iel McStay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.47368421052632" calcext:value-type="float">
            <text:p>1.47</text:p>
          </table:table-cell>
          <table:table-cell office:value-type="float" office:value="51.4210526315789" calcext:value-type="float">
            <text:p>51.4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llie Wines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33.1666666666667" calcext:value-type="float">
            <text:p>33.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eter Wright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.38095238095238" calcext:value-type="float">
            <text:p>1.38</text:p>
          </table:table-cell>
          <table:table-cell office:value-type="float" office:value="51.3809523809524" calcext:value-type="float">
            <text:p>51.3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Jack Graham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0</text:p>
          </table:table-cell>
          <table:table-cell office:value-type="float" office:value="33" calcext:value-type="float">
            <text:p>33.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ill Hayward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0</text:p>
          </table:table-cell>
          <table:table-cell office:value-type="float" office:value="50.8" calcext:value-type="float">
            <text:p>50.8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im OBrie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32.8947368421053" calcext:value-type="float">
            <text:p>32.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ristian Petracca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.16" calcext:value-type="float">
            <text:p>1.16</text:p>
          </table:table-cell>
          <table:table-cell office:value-type="float" office:value="50.52" calcext:value-type="float">
            <text:p>50.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Gryan Mier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0</text:p>
          </table:table-cell>
          <table:table-cell office:value-type="float" office:value="32.6" calcext:value-type="float">
            <text:p>32.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car Allen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50.3333333333333" calcext:value-type="float">
            <text:p>50.3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arcy Parish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434782608695652" calcext:value-type="float">
            <text:p>0.43</text:p>
          </table:table-cell>
          <table:table-cell office:value-type="float" office:value="32.5652173913043" calcext:value-type="float">
            <text:p>32.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ddie Betts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.42105263157895" calcext:value-type="float">
            <text:p>1.42</text:p>
          </table:table-cell>
          <table:table-cell office:value-type="float" office:value="50.2631578947368" calcext:value-type="float">
            <text:p>50.2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Jacob Hopper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434782608695652" calcext:value-type="float">
            <text:p>0.43</text:p>
          </table:table-cell>
          <table:table-cell office:value-type="float" office:value="32.5652173913043" calcext:value-type="float">
            <text:p>32.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ck Higgins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.42105263157895" calcext:value-type="float">
            <text:p>1.42</text:p>
          </table:table-cell>
          <table:table-cell office:value-type="float" office:value="50.2631578947368" calcext:value-type="float">
            <text:p>50.2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Ben Ainsworth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705882352941177" calcext:value-type="float">
            <text:p>0.71</text:p>
          </table:table-cell>
          <table:table-cell office:value-type="float" office:value="32.5294117647059" calcext:value-type="float">
            <text:p>32.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ylan Moor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.35" calcext:value-type="float">
            <text:p>1.35</text:p>
          </table:table-cell>
          <table:table-cell office:value-type="float" office:value="49.7" calcext:value-type="float">
            <text:p>49.7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Zach Tuohy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.523809523809524" calcext:value-type="float">
            <text:p>0.52</text:p>
          </table:table-cell>
          <table:table-cell office:value-type="float" office:value="32.5238095238095" calcext:value-type="float">
            <text:p>32.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ob Koschitzk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.35" calcext:value-type="float">
            <text:p>1.35</text:p>
          </table:table-cell>
          <table:table-cell office:value-type="float" office:value="49.7" calcext:value-type="float">
            <text:p>49.7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Ned McHenry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.523809523809524" calcext:value-type="float">
            <text:p>0.52</text:p>
          </table:table-cell>
          <table:table-cell office:value-type="float" office:value="32.5238095238095" calcext:value-type="float">
            <text:p>32.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oper Sharma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49" calcext:value-type="float">
            <text:p>49.0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had Wing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32.5" calcext:value-type="float">
            <text:p>32.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tch Lewis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.57142857142857" calcext:value-type="float">
            <text:p>1.57</text:p>
          </table:table-cell>
          <table:table-cell office:value-type="float" office:value="48.5714285714286" calcext:value-type="float">
            <text:p>48.5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Hayden McLe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32.1666666666667" calcext:value-type="float">
            <text:p>32.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rcy Fogart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.41176470588235" calcext:value-type="float">
            <text:p>1.41</text:p>
          </table:table-cell>
          <table:table-cell office:value-type="float" office:value="48.0588235294118" calcext:value-type="float">
            <text:p>48.0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Ed Curnow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454545454545455" calcext:value-type="float">
            <text:p>0.45</text:p>
          </table:table-cell>
          <table:table-cell office:value-type="float" office:value="32" calcext:value-type="float">
            <text:p>32.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mie Cripps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48" calcext:value-type="float">
            <text:p>48.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Harry Schoenberg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454545454545455" calcext:value-type="float">
            <text:p>0.45</text:p>
          </table:table-cell>
          <table:table-cell office:value-type="float" office:value="32" calcext:value-type="float">
            <text:p>32.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sh Corbett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.4375" calcext:value-type="float">
            <text:p>1.44</text:p>
          </table:table-cell>
          <table:table-cell office:value-type="float" office:value="47.625" calcext:value-type="float">
            <text:p>47.6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Beau McCreery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31.6153846153846" calcext:value-type="float">
            <text:p>31.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ry Lobb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.53846153846154" calcext:value-type="float">
            <text:p>1.54</text:p>
          </table:table-cell>
          <table:table-cell office:value-type="float" office:value="46.8461538461538" calcext:value-type="float">
            <text:p>46.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m Hickey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31.4761904761905" calcext:value-type="float">
            <text:p>31.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dd Marshal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46.1428571428571" calcext:value-type="float">
            <text:p>46.1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Anthony Scott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31.4761904761905" calcext:value-type="float">
            <text:p>31.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rryn Thoma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46.1428571428571" calcext:value-type="float">
            <text:p>46.1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Esava Ratugole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31.1333333333333" calcext:value-type="float">
            <text:p>31.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rdan de Goe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.15" calcext:value-type="float">
            <text:p>1.15</text:p>
          </table:table-cell>
          <table:table-cell office:value-type="float" office:value="45.3" calcext:value-type="float">
            <text:p>45.3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Jamaine Jone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31.1333333333333" calcext:value-type="float">
            <text:p>31.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hai Bolton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.15" calcext:value-type="float">
            <text:p>1.15</text:p>
          </table:table-cell>
          <table:table-cell office:value-type="float" office:value="45.3" calcext:value-type="float">
            <text:p>45.3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James Worpe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0</text:p>
          </table:table-cell>
          <table:table-cell office:value-type="float" office:value="31" calcext:value-type="float">
            <text:p>31.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arcy Camero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44.8888888888889" calcext:value-type="float">
            <text:p>44.8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Tyler Brockma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31" calcext:value-type="float">
            <text:p>31.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achie Schultz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0</text:p>
          </table:table-cell>
          <table:table-cell office:value-type="float" office:value="44.2" calcext:value-type="float">
            <text:p>44.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Chris Burges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526315789473684" calcext:value-type="float">
            <text:p>0.53</text:p>
          </table:table-cell>
          <table:table-cell office:value-type="float" office:value="30.5789473684211" calcext:value-type="float">
            <text:p>30.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aniel Lloy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float" office:value="43.5" calcext:value-type="float">
            <text:p>43.5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Liam Henry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588235294117647" calcext:value-type="float">
            <text:p>0.59</text:p>
          </table:table-cell>
          <table:table-cell office:value-type="float" office:value="29.9411764705882" calcext:value-type="float">
            <text:p>29.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arry Jone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float" office:value="43.5" calcext:value-type="float">
            <text:p>43.5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Nick Holma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3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ex Sexton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.00</text:p>
          </table:table-cell>
          <table:table-cell office:value-type="float" office:value="43" calcext:value-type="float">
            <text:p>43.0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Sam Powell-Pepper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3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nnor Roze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.00</text:p>
          </table:table-cell>
          <table:table-cell office:value-type="float" office:value="43" calcext:value-type="float">
            <text:p>43.0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bbie Gra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.11111111111111" calcext:value-type="float">
            <text:p>1.11</text:p>
          </table:table-cell>
          <table:table-cell office:value-type="float" office:value="42.4444444444444" calcext:value-type="float">
            <text:p>42.4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ley Thilthorp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.28571428571429" calcext:value-type="float">
            <text:p>1.29</text:p>
          </table:table-cell>
          <table:table-cell office:value-type="float" office:value="42.2857142857143" calcext:value-type="float">
            <text:p>42.29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ustin Martin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1875" calcext:value-type="float">
            <text:p>1.19</text:p>
          </table:table-cell>
          <table:table-cell office:value-type="float" office:value="42.125" calcext:value-type="float">
            <text:p>42.13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im English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41" calcext:value-type="float">
            <text:p>41.0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arlie Spargo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40.84" calcext:value-type="float">
            <text:p>40.8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ec Waterman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8571" calcext:value-type="float">
            <text:p>1.21</text:p>
          </table:table-cell>
          <table:table-cell office:value-type="float" office:value="40.7142857142857" calcext:value-type="float">
            <text:p>40.71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iley Smith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653846153846154" calcext:value-type="float">
            <text:p>0.65</text:p>
          </table:table-cell>
          <table:table-cell office:value-type="float" office:value="40.3846153846154" calcext:value-type="float">
            <text:p>40.38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an Butler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40" calcext:value-type="float">
            <text:p>40.0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ake Aarts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39.8571428571429" calcext:value-type="float">
            <text:p>39.86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ayne Zorko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.739130434782609" calcext:value-type="float">
            <text:p>0.74</text:p>
          </table:table-cell>
          <table:table-cell office:value-type="float" office:value="39.2608695652174" calcext:value-type="float">
            <text:p>39.26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x Gawn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.64" calcext:value-type="float">
            <text:p>0.64</text:p>
          </table:table-cell>
          <table:table-cell office:value-type="float" office:value="39.08" calcext:value-type="float">
            <text:p>39.08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m Wicks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772727272727273" calcext:value-type="float">
            <text:p>0.77</text:p>
          </table:table-cell>
          <table:table-cell office:value-type="float" office:value="39" calcext:value-type="float">
            <text:p>39.0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ason Castagn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80952380952381" calcext:value-type="float">
            <text:p>0.81</text:p>
          </table:table-cell>
          <table:table-cell office:value-type="float" office:value="38.8095238095238" calcext:value-type="float">
            <text:p>38.81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aidyn Stephenson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894736842105263" calcext:value-type="float">
            <text:p>0.89</text:p>
          </table:table-cell>
          <table:table-cell office:value-type="float" office:value="38.6842105263158" calcext:value-type="float">
            <text:p>38.68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uke Jackso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8.6666666666667" calcext:value-type="float">
            <text:p>38.67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tthew Owie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.15384615384615" calcext:value-type="float">
            <text:p>1.15</text:p>
          </table:table-cell>
          <table:table-cell office:value-type="float" office:value="38.3846153846154" calcext:value-type="float">
            <text:p>38.38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sh Kell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38.304347826087" calcext:value-type="float">
            <text:p>38.3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llum Coleman-Jone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.375" calcext:value-type="float">
            <text:p>1.38</text:p>
          </table:table-cell>
          <table:table-cell office:value-type="float" office:value="38.25" calcext:value-type="float">
            <text:p>38.25</text:p>
          </table:table-cell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5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2T13:26:40.583144548</dc:date>
    <meta:editing-duration>PT27S</meta:editing-duration>
    <meta:editing-cycles>1</meta:editing-cycles>
    <meta:document-statistic meta:table-count="1" meta:cell-count="966" meta:object-count="0"/>
    <meta:generator>LibreOffice/7.2.5.2$Linux_X86_64 LibreOffice_project/20$Build-2</meta:generator>
  </office:meta>
</office:document-meta>
</file>